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70448" calcext:value-type="float">
            <text:p>158.2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568" calcext:value-type="float">
            <text:p>159.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904" calcext:value-type="float">
            <text:p>159.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3232" calcext:value-type="float">
            <text:p>159.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2856" calcext:value-type="float">
            <text:p>159.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37248" calcext:value-type="float">
            <text:p>159.3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1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5216" calcext:value-type="float">
            <text:p>158.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0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7504" calcext:value-type="float">
            <text:p>139.2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0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3592" calcext:value-type="float">
            <text:p>125.5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200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4976" calcext:value-type="float">
            <text:p>124.3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9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34144" calcext:value-type="float">
            <text:p>123.8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9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5504" calcext:value-type="float">
            <text:p>119.4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66" calcext:value-type="float">
            <text:p>117.5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9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0648" calcext:value-type="float">
            <text:p>114.1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9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9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8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8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8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8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8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7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7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7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7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7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7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7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7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7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6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6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6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6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2302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